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officeooo:paragraph-rsid="001d79c4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paragraph-rsid="00429c22" style:font-weight-asian="bold" style:font-weight-complex="bold"/>
    </style:style>
    <style:style style:name="P4" style:family="paragraph" style:parent-style-name="Horizontal_20_Line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429c22" officeooo:paragraph-rsid="00429c22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1d79c4" officeooo:paragraph-rsid="001d79c4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1c2a" officeooo:paragraph-rsid="0074140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4fa0b5" officeooo:paragraph-rsid="004fa0b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9" style:family="paragraph" style:parent-style-name="Standard">
      <style:paragraph-properties fo:text-align="start" style:justify-single-word="false" fo:break-before="page" style:writing-mode="lr-tb"/>
      <style:text-properties style:use-window-font-color="true" loext:opacity="0%" style:font-name="Liberation Serif1" fo:font-size="12pt" fo:language="pt" fo:country="BR" fo:font-weight="bold" officeooo:rsid="005c32dc" officeooo:paragraph-rsid="005c32dc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95d4c" officeooo:paragraph-rsid="0069f84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9f840" officeooo:paragraph-rsid="006b828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fdd3c" officeooo:paragraph-rsid="006fdd3c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73c079" officeooo:paragraph-rsid="0073c079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style="italic" fo:font-weight="normal" officeooo:rsid="001d79c4" officeooo:paragraph-rsid="001d79c4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style="italic" fo:font-weight="normal" officeooo:paragraph-rsid="001d79c4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weight="normal" officeooo:paragraph-rsid="001d79c4" style:font-weight-asian="normal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Liberation Serif1" fo:font-size="12pt" fo:language="pt" fo:country="BR" officeooo:rsid="00292c5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e0a94" officeooo:paragraph-rsid="006e0a94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e0a94" officeooo:paragraph-rsid="006b828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style:font-name="Liberation Serif1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3de7a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429c2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46e27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47a05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48188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490655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4e15d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75d70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officeooo:rsid="00383ce2"/>
    </style:style>
    <style:style style:name="T12" style:family="text">
      <style:text-properties officeooo:rsid="003de7a1"/>
    </style:style>
    <style:style style:name="T13" style:family="text">
      <style:text-properties officeooo:rsid="003ee7ba"/>
    </style:style>
    <style:style style:name="T14" style:family="text">
      <style:text-properties officeooo:rsid="0043411f"/>
    </style:style>
    <style:style style:name="T15" style:family="text">
      <style:text-properties officeooo:rsid="0046e276"/>
    </style:style>
    <style:style style:name="T16" style:family="text">
      <style:text-properties officeooo:rsid="00596e06"/>
    </style:style>
    <style:style style:name="T17" style:family="text">
      <style:text-properties officeooo:rsid="0059fadd"/>
    </style:style>
    <style:style style:name="T18" style:family="text">
      <style:text-properties officeooo:rsid="0059fc9e"/>
    </style:style>
    <style:style style:name="T19" style:family="text">
      <style:text-properties officeooo:rsid="005c32dc"/>
    </style:style>
    <style:style style:name="T20" style:family="text">
      <style:text-properties officeooo:rsid="005d4faf"/>
    </style:style>
    <style:style style:name="T21" style:family="text">
      <style:text-properties officeooo:rsid="00637297"/>
    </style:style>
    <style:style style:name="T22" style:family="text">
      <style:text-properties officeooo:rsid="00642ac6"/>
    </style:style>
    <style:style style:name="T23" style:family="text">
      <style:text-properties officeooo:rsid="00664694"/>
    </style:style>
    <style:style style:name="T24" style:family="text">
      <style:text-properties officeooo:rsid="0066cbf4"/>
    </style:style>
    <style:style style:name="T25" style:family="text">
      <style:text-properties officeooo:rsid="0066fd6b"/>
    </style:style>
    <style:style style:name="T26" style:family="text">
      <style:text-properties officeooo:rsid="0069f840"/>
    </style:style>
    <style:style style:name="T27" style:family="text">
      <style:text-properties officeooo:rsid="006a347b"/>
    </style:style>
    <style:style style:name="T28" style:family="text">
      <style:text-properties officeooo:rsid="006e0a94"/>
    </style:style>
    <style:style style:name="T29" style:family="text">
      <style:text-properties officeooo:rsid="007312a4"/>
    </style:style>
    <style:style style:name="T30" style:family="text">
      <style:text-properties officeooo:rsid="0074140b"/>
    </style:style>
    <style:style style:name="T31" style:family="text">
      <style:text-properties officeooo:rsid="007456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nstituto Federal Sul-rio-grandense – Campus Camaquã</text:p>
      <text:p text:style-name="P1">Disciplina: Banco de Dados II – Turma 2024</text:p>
      <text:p text:style-name="P1">Professor: Vinícius Alves Hax</text:p>
      <text:p text:style-name="P1">Assunto: <text:span text:style-name="T1">Revis</text:span><text:span text:style-name="T2">ão </text:span><text:span text:style-name="T4">do bimestre</text:span></text:p>
      <text:p text:style-name="P18"/>
      <text:p text:style-name="P5">1) <text:span text:style-name="T14">Elabore o diagrama entidade relacionamento de um sistema de atendimento para um profissional de serviços gerais </text:span><text:span text:style-name="T15">na </text:span><text:span text:style-name="T5">área hidráulica</text:span><text:span text:style-name="T14">. </text:span><text:span text:style-name="T15">Ele dever</text:span><text:span text:style-name="T5">á registrar as informações básicas de um cliente, como nome e endereço, e também sobre o serviço prestado </text:span><text:span text:style-name="T6">(que nesse momento deverá ser somente um campo de texto com a descrição do mesmo). </text:span><text:span text:style-name="T8">É preciso salvar também a data de prestação do serviço. </text:span><text:span text:style-name="T7">O profissional trabalha sozinho (ou seja, não é preciso registrar quem fez o atendimento) e a única informação que precisa estar armazenada é se o serviço foi pago ou não.</text:span></text:p>
      <text:p text:style-name="P3"/>
      <text:p text:style-name="P4"/>
      <text:p text:style-name="P2"><text:span text:style-name="T1">Para os exerc</text:span><text:span text:style-name="T2">ícios </text:span><text:span text:style-name="T9">de 2 até </text:span><text:span text:style-name="T10">6</text:span><text:span text:style-name="T9"> </text:span><text:span text:style-name="T3">u</text:span><text:span text:style-name="T2">tilize as tabelas e registros abaixo:</text:span></text:p>
      <text:p text:style-name="P6"/>
      <text:p text:style-name="P14">CREATE TABLE teacher(</text:p>
      <text:p text:style-name="P14"><text:tab/>id INT,</text:p>
      <text:p text:style-name="P14"><text:tab/>name VARCHAR(200),</text:p>
      <text:p text:style-name="P14"><text:tab/>side VARCHAR(200),</text:p>
      <text:p text:style-name="P14"><text:tab/><text:span text:style-name="T12">level </text:span><text:span text:style-name="T13">REAL</text:span></text:p>
      <text:p text:style-name="P14">);</text:p>
      <text:p text:style-name="P14"/>
      <text:p text:style-name="P14">CREATE TABLE student(</text:p>
      <text:p text:style-name="P14"><text:tab/>id SERIAL,</text:p>
      <text:p text:style-name="P14"><text:tab/>name VARCHAR(200),</text:p>
      <text:p text:style-name="P14"><text:tab/>teacher_id INT</text:p>
      <text:p text:style-name="P14">);</text:p>
      <text:p text:style-name="P14"/>
      <text:p text:style-name="P14">INSERT INTO teacher (id, name, side, <text:span text:style-name="T13">level</text:span>) VALUES (1, 'Palpatine', 'Dark', <text:span text:style-name="T13">100.0</text:span>);</text:p>
      <text:p text:style-name="P14">INSERT INTO teacher (id, name, side, <text:span text:style-name="T13">level</text:span>) VALUES (2, 'Yoda', 'Light', <text:span text:style-name="T13">100.0</text:span>);</text:p>
      <text:p text:style-name="P14">INSERT INTO teacher (id, name, side, <text:span text:style-name="T13">level</text:span>) VALUES (3, 'Dookan', 'Light', <text:span text:style-name="T13">90.0</text:span>);</text:p>
      <text:p text:style-name="P14">INSERT INTO teacher (id, name, side, <text:span text:style-name="T13">level</text:span>) VALUES (4, 'Qui-gon Jin', 'Light', <text:span text:style-name="T13">90.0</text:span>);</text:p>
      <text:p text:style-name="P14">INSERT INTO teacher (id, name, side, <text:span text:style-name="T13">level</text:span>) VALUES (5, 'Obi Wan', 'Light', <text:span text:style-name="T13">85.0</text:span>);</text:p>
      <text:p text:style-name="P14">INSERT INTO teacher (id, name, side, <text:span text:style-name="T13">level</text:span>) VALUES (6, 'Anakin', 'Light', <text:span text:style-name="T13">95.0</text:span>);</text:p>
      <text:p text:style-name="P14">INSERT INTO teacher (id, name, side, <text:span text:style-name="T13">level</text:span>) VALUES (7, 'Luke', 'Light', <text:span text:style-name="T13">100.0</text:span>);</text:p>
      <text:p text:style-name="P14">INSERT INTO teacher (id, name, side, <text:span text:style-name="T13">level</text:span>) VALUES (8, 'Mace Windu', 'Light', <text:span text:style-name="T13">100.0</text:span>);</text:p>
      <text:p text:style-name="P14"/>
      <text:p text:style-name="P14">INSERT INTO student (name, teacher_id) VALUES ('Luke', 2);</text:p>
      <text:p text:style-name="P14">INSERT INTO student (name, teacher_id) VALUES ('Anakin', 5);</text:p>
      <text:p text:style-name="P14">INSERT INTO student (name, teacher_id) VALUES ('Anakin', 1);</text:p>
      <text:p text:style-name="P14">INSERT INTO student (name, teacher_id) VALUES ('Obi Wan', 4);</text:p>
      <text:p text:style-name="P14">INSERT INTO student (name, teacher_id) VALUES ('Qui-gon Jin', 3);</text:p>
      <text:p text:style-name="P14">INSERT INTO student (name, teacher_id) VALUES ('Ahsoka', 6);</text:p>
      <text:p text:style-name="P14">INSERT INTO student (name, teacher_id) VALUES ('Rei', 7);</text:p>
      <text:p text:style-name="P14">INSERT INTO student (name, teacher_id) VALUES ('Kylo Ren', 7);</text:p>
      <text:p text:style-name="P15"><text:span text:style-name="T2">INSERT INTO student (name) VALUES ('Palpatine');</text:span> </text:p>
      <text:p text:style-name="P16"/>
      <text:p text:style-name="P8"/>
      <text:p text:style-name="P9">2) <text:span text:style-name="T20">Utilizando sub-consultas </text:span><text:span text:style-name="T21">crie um SQL que </text:span><text:span text:style-name="T22">mostre o nome do professor d</text:span><text:span text:style-name="T25">o</text:span><text:span text:style-name="T23"> </text:span><text:span text:style-name="T25">aluno com</text:span><text:span text:style-name="T23"> nome <text:s/>“</text:span><text:span text:style-name="T24">Obi Wan</text:span><text:span text:style-name="T23">”.</text:span><text:span text:style-name="T21"> </text:span></text:p>
      <text:p text:style-name="P8"/>
      <text:p text:style-name="P8"><text:span text:style-name="T19">3</text:span>) <text:span text:style-name="T16">Crie um SQL </text:span><text:span text:style-name="T17">join </text:span><text:span text:style-name="T16">que mostre </text:span><text:span text:style-name="T18">o nome de</text:span><text:span text:style-name="T16"> </text:span><text:span text:style-name="T17">todos os professores e estudantes, mesmo os professores que não tem nenhum estudante cadastrado e os estudantes que não tem nenhum professor cadastrado.</text:span></text:p>
      <text:p text:style-name="P8"/>
      <text:p text:style-name="P13">Para as questões de 4 à 6 utilize PL/pgSQL</text:p>
      <text:p text:style-name="P8"/>
      <text:p text:style-name="P10">4) <text:span text:style-name="T11">Mostre o nome do aluno (student) cujo ID é </text:span><text:span text:style-name="T26">5</text:span><text:span text:style-name="T11">.</text:span></text:p>
      <text:p text:style-name="P10"/>
      <text:p text:style-name="P11">5) <text:s/><text:span text:style-name="T12">Mostre todos os professores </text:span><text:span text:style-name="T27">e seu nível de poder, sendo que o nível de poder deverá ser mostrado em porcentagem </text:span><text:span text:style-name="T28">em relação ao valor máximo, </text:span><text:span text:style-name="T27">ou seja, </text:span><text:span text:style-name="T28">primeiro descubra o maior valor de nível e depois divida o nível de cada personagem por esse máximo.</text:span></text:p>
      <text:p text:style-name="P20"/>
      <text:p text:style-name="P12">6) <text:span text:style-name="T29">Mostre todos os alunos, </text:span><text:span text:style-name="T30">seguido do nome do seu professor formatado da maneira abaixo:</text:span></text:p>
      <text:p text:style-name="P12"/>
      <text:p text:style-name="P12">“<text:span text:style-name="T30">Eu sou X, e fui treinado por Y, que tem nível de poder Z”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7-22T20:27:05.672910170</dc:date>
    <meta:editing-cycles>66</meta:editing-cycles>
    <meta:editing-duration>PT2H3M31S</meta:editing-duration>
    <meta:generator>LibreOffice/7.3.7.2$Linux_X86_64 LibreOffice_project/30$Build-2</meta:generator>
    <meta:document-statistic meta:table-count="0" meta:image-count="0" meta:object-count="0" meta:page-count="2" meta:paragraph-count="41" meta:word-count="467" meta:character-count="2894" meta:non-whitespace-character-count="2455"/>
  </office:meta>
</office:document-meta>
</file>